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5.83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12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fo:color="#000000" style:font-name="Ubuntu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Nom du produit</text:p>
          </table:table-cell>
          <table:table-cell table:style-name="ce3" office:value-type="string" calcext:value-type="string">
            <text:p>Nom du fabricant</text:p>
          </table:table-cell>
          <table:table-cell table:style-name="ce3" office:value-type="string" calcext:value-type="string">
            <text:p>Référence du fabricant</text:p>
          </table:table-cell>
          <table:table-cell table:style-name="ce3" office:value-type="string" calcext:value-type="string">
            <text:p>Nom du fournisseur</text:p>
          </table:table-cell>
          <table:table-cell table:style-name="ce3" office:value-type="string" calcext:value-type="string">
            <text:p>Référence du fournisseur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 HT (€)</text:p>
          </table:table-cell>
          <table:table-cell table:style-name="ce3" office:value-type="string" calcext:value-type="string">
            <text:p>Prix TTC (€)</text:p>
          </table:table-cell>
          <table:table-cell table:style-name="ce3" office:value-type="string" calcext:value-type="string">
            <text:p>Total (€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Optique</text:p>
          </table:table-cell>
          <table:table-cell table:style-name="ce4" office:value-type="string" calcext:value-type="string">
            <text:p>254mm ; F/D=5</text:p>
          </table:table-cell>
          <table:table-cell table:style-name="ce4" office:value-type="string" calcext:value-type="string">
            <text:p>Miroir parabolique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 table:formula="of:=[.K3]*[.I3]" office:value-type="float" office:value="325" calcext:value-type="float">
            <text:p>325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70mm</text:p>
          </table:table-cell>
          <table:table-cell table:style-name="ce4" office:value-type="string" calcext:value-type="string">
            <text:p>Miroir plan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table:formula="of:=[.K4]*[.I4]" office:value-type="float" office:value="70" calcext:value-type="float">
            <text:p>7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mm –21mm</text:p>
          </table:table-cell>
          <table:table-cell office:value-type="string" calcext:value-type="string">
            <text:p>Occulaire</text:p>
          </table:table-cell>
          <table:table-cell office:value-type="string" calcext:value-type="string">
            <text:p>Omegon</text:p>
          </table:table-cell>
          <table:table-cell/>
          <table:table-cell office:value-type="string" calcext:value-type="string">
            <text:p>Astro-shop</text:p>
          </table:table-cell>
          <table:table-cell office:value-type="float" office:value="5084" calcext:value-type="float">
            <text:p>5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K5]*[.I5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3:.L5])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Mécatronique</text:p>
          </table:table-cell>
          <table:table-cell office:value-type="string" calcext:value-type="string">
            <text:p>0,9° ; 5,4V ; 0,9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17HM15-0904S</text:p>
          </table:table-cell>
          <table:table-cell office:value-type="string" calcext:value-type="string">
            <text:p>Gotronic</text:p>
          </table:table-cell>
          <table:table-cell office:value-type="float" office:value="31119" calcext:value-type="float">
            <text:p>31119</text:p>
          </table:table-cell>
          <table:table-cell office:value-type="float" office:value="2" calcext:value-type="float">
            <text:p>2</text:p>
          </table:table-cell>
          <table:table-cell office:value-type="float" office:value="17.42" calcext:value-type="float">
            <text:p>17,42</text:p>
          </table:table-cell>
          <table:table-cell office:value-type="float" office:value="20.9" calcext:value-type="float">
            <text:p>20,9</text:p>
          </table:table-cell>
          <table:table-cell table:formula="of:=[.K7]*[.I7]" office:value-type="float" office:value="41.8" calcext:value-type="float">
            <text:p>41,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8° ; 3,9V ; 0,6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S20TH30-0604A</text:p>
          </table:table-cell>
          <table:table-cell office:value-type="string" calcext:value-type="string">
            <text:p>Gotronic</text:p>
          </table:table-cell>
          <table:table-cell office:value-type="float" office:value="31107" calcext:value-type="float">
            <text:p>31107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table:formula="of:=[.K8]*[.I8]" office:value-type="float" office:value="22.9" calcext:value-type="float">
            <text:p>22,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7:.L8])" office:value-type="float" office:value="64.7" calcext:value-type="float">
            <text:p>64,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SOC</text:p>
          </table:table-cell>
          <table:table-cell/>
          <table:table-cell office:value-type="string" calcext:value-type="string">
            <text:p>Raspberry Pi 3 B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PI3-MODB-1GB</text:p>
          </table:table-cell>
          <table:table-cell office:value-type="string" calcext:value-type="string">
            <text:p>Farnell</text:p>
          </table:table-cell>
          <table:table-cell office:value-type="float" office:value="2525225" calcext:value-type="float">
            <text:p>2525225</text:p>
          </table:table-cell>
          <table:table-cell office:value-type="float" office:value="1" calcext:value-type="float">
            <text:p>1</text:p>
          </table:table-cell>
          <table:table-cell office:value-type="float" office:value="29.29" calcext:value-type="float">
            <text:p>29,29</text:p>
          </table:table-cell>
          <table:table-cell/>
          <table:table-cell table:formula="of:=[.J10]*[.I10]" office:value-type="float" office:value="29.29" calcext:value-type="float">
            <text:p>29,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6GB</text:p>
          </table:table-cell>
          <table:table-cell office:value-type="string" calcext:value-type="string">
            <text:p>Carte micro SD</text:p>
          </table:table-cell>
          <table:table-cell office:value-type="string" calcext:value-type="string">
            <text:p>Sandisk</text:p>
          </table:table-cell>
          <table:table-cell office:value-type="string" calcext:value-type="string">
            <text:p>SDSDQAB-016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67-SDSDQAB-016G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/>
          <table:table-cell table:formula="of:=[.J11]*[.I11]" office:value-type="float" office:value="9.8" calcext:value-type="float">
            <text:p>9,8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10:.L11])" office:value-type="float" office:value="39.09" calcext:value-type="float">
            <text:p>39,09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2">
            <text:p>Carte</text:p>
            <text:p>Électronique</text:p>
          </table:table-cell>
          <table:table-cell/>
          <table:table-cell office:value-type="string" calcext:value-type="string">
            <text:p>Contrôleur moteur</text:p>
          </table:table-cell>
          <table:table-cell office:value-type="string" calcext:value-type="string">
            <text:p>Pololu</text:p>
          </table:table-cell>
          <table:table-cell/>
          <table:table-cell office:value-type="string" calcext:value-type="string">
            <text:p>Pololu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3806" calcext:value-type="float">
            <text:p>5,23806</text:p>
          </table:table-cell>
          <table:table-cell table:formula="of:=[.K13]*[.I13]" office:value-type="float" office:value="15.71418" calcext:value-type="float">
            <text:p>15,714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575GHz</text:p>
          </table:table-cell>
          <table:table-cell office:value-type="string" calcext:value-type="string">
            <text:p>Module GP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Ultimate-GPS-74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746</text:p>
          </table:table-cell>
          <table:table-cell office:value-type="float" office:value="1" calcext:value-type="float">
            <text:p>1</text:p>
          </table:table-cell>
          <table:table-cell office:value-type="float" office:value="34.89" calcext:value-type="float">
            <text:p>34,89</text:p>
          </table:table-cell>
          <table:table-cell/>
          <table:table-cell table:formula="of:=[.J14]*[.I14]" office:value-type="float" office:value="34.89" calcext:value-type="float">
            <text:p>34,8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Module IMU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SEN-1376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SEN-13762</text:p>
          </table:table-cell>
          <table:table-cell office:value-type="float" office:value="1" calcext:value-type="float">
            <text:p>1</text:p>
          </table:table-cell>
          <table:table-cell office:value-type="float" office:value="13.06" calcext:value-type="float">
            <text:p>13,06</text:p>
          </table:table-cell>
          <table:table-cell/>
          <table:table-cell table:formula="of:=[.J15]*[.I15]" office:value-type="float" office:value="13.06" calcext:value-type="float">
            <text:p>13,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V ; 2A</text:p>
          </table:table-cell>
          <table:table-cell office:value-type="string" calcext:value-type="string">
            <text:p>Module DC/D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-78B5.0-2.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19-R-78B5.0-2.0</text:p>
          </table:table-cell>
          <table:table-cell office:value-type="float" office:value="1" calcext:value-type="float">
            <text:p>1</text:p>
          </table:table-cell>
          <table:table-cell office:value-type="float" office:value="8.62" calcext:value-type="float">
            <text:p>8,62</text:p>
          </table:table-cell>
          <table:table-cell/>
          <table:table-cell table:formula="of:=[.J16]*[.I16]" office:value-type="float" office:value="8.62" calcext:value-type="float">
            <text:p>8,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,75</text:p>
          </table:table-cell>
          <table:table-cell/>
          <table:table-cell table:formula="of:=[.J17]*[.I17]" office:value-type="float" office:value="21.75" calcext:value-type="float">
            <text:p>21,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18]*[.I18]" office:value-type="float" office:value="0.987" calcext:value-type="float">
            <text:p>0,98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/>
          <table:table-cell table:formula="of:=[.J19]*[.I19]" office:value-type="float" office:value="0.707" calcext:value-type="float">
            <text:p>0,7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0]*[.I20]" office:value-type="float" office:value="2.961" calcext:value-type="float">
            <text:p>2,96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office:value-type="float" office:value="0.341" calcext:value-type="float">
            <text:p>0,341</text:p>
          </table:table-cell>
          <table:table-cell/>
          <table:table-cell table:formula="of:=[.J21]*[.I21]" office:value-type="float" office:value="1.023" calcext:value-type="float">
            <text:p>1,0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7" calcext:value-type="float">
            <text:p>7</text:p>
          </table:table-cell>
          <table:table-cell office:value-type="float" office:value="0.498" calcext:value-type="float">
            <text:p>0,498</text:p>
          </table:table-cell>
          <table:table-cell/>
          <table:table-cell table:formula="of:=[.J22]*[.I22]" office:value-type="float" office:value="3.486" calcext:value-type="float">
            <text:p>3,48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7" calcext:value-type="float">
            <text:p>7</text:p>
          </table:table-cell>
          <table:table-cell office:value-type="float" office:value="0.201" calcext:value-type="float">
            <text:p>0,201</text:p>
          </table:table-cell>
          <table:table-cell/>
          <table:table-cell table:formula="of:=[.J23]*[.I23]" office:value-type="float" office:value="1.407" calcext:value-type="float">
            <text:p>1,4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,699</text:p>
          </table:table-cell>
          <table:table-cell/>
          <table:table-cell table:formula="of:=[.J24]*[.I24]" office:value-type="float" office:value="0.699" calcext:value-type="float">
            <text:p>0,6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,314</text:p>
          </table:table-cell>
          <table:table-cell/>
          <table:table-cell table:formula="of:=[.J25]*[.I25]" office:value-type="float" office:value="0.314" calcext:value-type="float">
            <text:p>0,3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/>
          <table:table-cell table:formula="of:=[.J26]*[.I26]" office:value-type="float" office:value="0.882" calcext:value-type="float">
            <text:p>0,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,402</text:p>
          </table:table-cell>
          <table:table-cell/>
          <table:table-cell table:formula="of:=[.J27]*[.I27]" office:value-type="float" office:value="0.402" calcext:value-type="float">
            <text:p>0,4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6" calcext:value-type="float">
            <text:p>36</text:p>
          </table:table-cell>
          <table:table-cell office:value-type="float" office:value="0.192" calcext:value-type="float">
            <text:p>0,192</text:p>
          </table:table-cell>
          <table:table-cell/>
          <table:table-cell table:formula="of:=[.J28]*[.I28]" office:value-type="float" office:value="6.912" calcext:value-type="float">
            <text:p>6,9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/>
          <table:table-cell table:formula="of:=[.J29]*[.I29]" office:value-type="float" office:value="4.54" calcext:value-type="float">
            <text:p>4,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,996</text:p>
          </table:table-cell>
          <table:table-cell/>
          <table:table-cell table:formula="of:=[.J30]*[.I30]" office:value-type="float" office:value="5.976" calcext:value-type="float">
            <text:p>5,97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4V ; DO-214AB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MCJ14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SMCJ14A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,507</text:p>
          </table:table-cell>
          <table:table-cell/>
          <table:table-cell table:style-name="ce13" table:formula="of:=[.J31]*[.I31]" office:value-type="float" office:value="0.507" calcext:value-type="float">
            <text:p>0,5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float" office:value="1467623" calcext:value-type="float">
            <text:p>1467623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,445</text:p>
          </table:table-cell>
          <table:table-cell/>
          <table:table-cell table:formula="of:=[.J32]*[.I32]" office:value-type="float" office:value="0.445" calcext:value-type="float">
            <text:p>0,4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J33]*[.I33]" office:value-type="float" office:value="5.88" calcext:value-type="float">
            <text:p>5,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office:value-type="float" office:value="0.131" calcext:value-type="float">
            <text:p>0,131</text:p>
          </table:table-cell>
          <table:table-cell/>
          <table:table-cell table:formula="of:=[.J34]*[.I34]" office:value-type="float" office:value="1.441" calcext:value-type="float">
            <text:p>1,4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k<text:span text:style-name="T3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office:value-type="float" office:value="0.087" calcext:value-type="float">
            <text:p>0,087</text:p>
          </table:table-cell>
          <table:table-cell/>
          <table:table-cell table:formula="of:=[.J35]*[.I35]" office:value-type="float" office:value="0.435" calcext:value-type="float">
            <text:p>0,43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[.J36]*[.I36]" office:value-type="float" office:value="9.9" calcext:value-type="float">
            <text:p>9,9</text:p>
          </table:table-cell>
        </table:table-row>
        <table:table-row table:style-name="ro1">
          <table:table-cell/>
          <table:covered-table-cell/>
          <table:table-cell table:style-name="ce12"/>
          <table:table-cell table:style-name="ce12" office:value-type="string" calcext:value-type="string">
            <text:p>Interrupteur</text:p>
          </table:table-cell>
          <table:table-cell table:style-name="ce12" table:number-columns-repeated="7"/>
          <table:table-cell table:style-name="ce12" table:formula="of:=[.J37]*[.I37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38]*[.I38]" office:value-type="float" office:value="6.48" calcext:value-type="float">
            <text:p>6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,37</text:p>
          </table:table-cell>
          <table:table-cell/>
          <table:table-cell table:formula="of:=[.J39]*[.I39]" office:value-type="float" office:value="5.48" calcext:value-type="float">
            <text:p>5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/>
          <table:table-cell table:formula="of:=[.J40]*[.I40]" office:value-type="float" office:value="1.444" calcext:value-type="float">
            <text:p>1,444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?mm ; M2,5</text:p>
          </table:table-cell>
          <table:table-cell table:style-name="ce12" office:value-type="string" calcext:value-type="string">
            <text:p>Vis</text:p>
          </table:table-cell>
          <table:table-cell table:style-name="ce12" table:number-columns-repeated="7"/>
          <table:table-cell table:style-name="ce12" table:formula="of:=[.J41]*[.I41]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6,3A</text:p>
          </table:table-cell>
          <table:table-cell office:value-type="string" calcext:value-type="string">
            <text:p>Porte fusible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FX03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22-FX0321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2]*[.I42]" office:value-type="float" office:value="1.62" calcext:value-type="float">
            <text:p>1,6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3A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MF 3 -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5MF3-R</text:p>
          </table:table-cell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,175</text:p>
          </table:table-cell>
          <table:table-cell/>
          <table:table-cell table:formula="of:=[.J43]*[.I43]" office:value-type="float" office:value="0.525" calcext:value-type="float">
            <text:p>0,525</text:p>
          </table:table-cell>
        </table:table-row>
        <table:table-row table:style-name="ro1">
          <table:table-cell/>
          <table:covered-table-cell table:style-name="Default"/>
          <table:table-cell table:style-name="ce12" office:value-type="string" calcext:value-type="string">
            <text:p>12V</text:p>
          </table:table-cell>
          <table:table-cell table:style-name="ce12" office:value-type="string" calcext:value-type="string">
            <text:p>Ventilateur</text:p>
          </table:table-cell>
          <table:table-cell table:style-name="ce12" table:number-columns-repeated="7"/>
          <table:table-cell table:style-name="ce12" table:formula="of:=[.J44]*[.I4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3" table:formula="of:=SUM([.L13:.L41])" office:value-type="float" office:value="156.34218" calcext:value-type="float">
            <text:p>156,3421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3" office:value-type="string" calcext:value-type="string">
            <text:p>Total (€)</text:p>
          </table:table-cell>
          <table:table-cell table:style-name="ce3" table:formula="of:=[.L6]+[.L9]+[.L12]+[.L45]" office:value-type="float" office:value="714.13218" calcext:value-type="float">
            <text:p>714,13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4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53:35.34571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58:23.917698691</meta:creation-date>
    <dc:date>2019-04-10T16:57:51.133942612</dc:date>
    <meta:editing-duration>PT3H36M35S</meta:editing-duration>
    <meta:editing-cycles>13</meta:editing-cycles>
    <meta:generator>LibreOffice/6.0.7.3$Linux_X86_64 LibreOffice_project/00m0$Build-3</meta:generator>
    <meta:document-statistic meta:table-count="1" meta:cell-count="343" meta:object-count="0"/>
  </office:meta>
</office:document-meta>
</file>